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.1388in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" style:parent-style-name="Обычный" style:family="paragraph">
      <style:paragraph-properties fo:text-align="center" fo:margin-bottom="0.1388in" fo:line-height="115%" fo:margin-left="0.1513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" style:parent-style-name="Обычный" style:family="paragraph">
      <style:paragraph-properties fo:text-align="center" fo:margin-bottom="0.1388in" fo:line-height="115%" fo:margin-left="0.1513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" style:parent-style-name="Обычный" style:family="paragraph">
      <style:paragraph-properties fo:text-align="center" fo:margin-bottom="0.1388in" fo:line-height="115%" fo:margin-left="0.1513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" style:parent-style-name="Обычный" style:family="paragraph">
      <style:paragraph-properties fo:text-align="center" fo:margin-bottom="0.1388in" fo:line-height="115%" fo:margin-left="0.1513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" style:parent-style-name="Обычный" style:family="paragraph">
      <style:paragraph-properties fo:text-align="center" fo:margin-bottom="0.1388in" fo:line-height="115%" fo:margin-left="0.5in">
        <style:tab-stops/>
      </style:paragraph-properties>
      <style:text-properties style:font-name="Calibri" style:font-name-asian="Calibri" style:font-name-complex="Calibri" fo:color="#000000" fo:font-size="18pt" style:font-size-asian="18pt" style:font-size-complex="18pt"/>
    </style:style>
    <style:style style:name="P7" style:parent-style-name="Заголовок1" style:family="paragraph">
      <style:paragraph-properties fo:widows="0" fo:orphans="0" fo:text-align="center" fo:margin-top="0in" fo:margin-bottom="0in" fo:line-height="100%" fo:margin-left="0.0673in" fo:margin-right="0.0048in">
        <style:tab-stops/>
      </style:paragraph-properties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22pt" style:font-size-asian="22pt" style:font-size-complex="22pt"/>
    </style:style>
    <style:style style:name="P9" style:parent-style-name="Обычный" style:family="paragraph">
      <style:paragraph-properties fo:widows="0" fo:orphans="0" fo:text-align="center" fo:margin-bottom="0in" fo:line-height="100%"/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" style:parent-style-name="Обычный" style:family="paragraph">
      <style:paragraph-properties fo:widows="0" fo:orphans="0" fo:text-align="center" fo:margin-bottom="0in" fo:line-height="100%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" style:parent-style-name="Обычный" style:family="paragraph">
      <style:paragraph-properties fo:text-align="center" fo:margin-bottom="0.1388in" fo:line-height="115%" fo:margin-left="0.5in">
        <style:tab-stops/>
      </style:paragraph-properties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uk" fo:country="UA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uk" fo:country="UA"/>
    </style:style>
    <style:style style:name="P17" style:parent-style-name="Обычный" style:family="paragraph">
      <style:paragraph-properties fo:text-align="center" fo:margin-bottom="0.1388in" fo:line-height="115%" fo:margin-left="0.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8" style:parent-style-name="Обычный" style:family="paragraph">
      <style:paragraph-properties fo:text-align="center" fo:margin-bottom="0.1388in" fo:line-height="115%" fo:margin-left="0.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9" style:parent-style-name="Обычный" style:family="paragraph">
      <style:paragraph-properties fo:text-align="center" fo:margin-bottom="0.1388in" fo:line-height="115%" fo:margin-left="2.9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0" style:parent-style-name="Обычный" style:family="paragraph">
      <style:paragraph-properties fo:text-align="center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1" style:parent-style-name="Обычный" style:family="paragraph">
      <style:paragraph-properties fo:text-align="center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7" style:parent-style-name="Обычный" style:family="paragraph">
      <style:paragraph-properties fo:text-align="center" fo:text-indent="0.4916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8" style:parent-style-name="Обычный" style:family="paragraph">
      <style:paragraph-properties fo:text-align="center" fo:text-indent="0.4916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9" style:parent-style-name="Обычный" style:family="paragraph">
      <style:paragraph-properties fo:text-align="center" fo:text-indent="0.4916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0" style:parent-style-name="Обычный" style:family="paragraph">
      <style:paragraph-properties fo:text-align="center" fo:text-indent="0.4916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1" style:parent-style-name="Обычный" style:family="paragraph">
      <style:paragraph-properties fo:text-align="center" fo:text-indent="0.4916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2" style:parent-style-name="Обычный" style:family="paragraph">
      <style:paragraph-properties fo:text-align="center" fo:text-indent="0.4916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3" style:parent-style-name="Обычный" style:family="paragraph">
      <style:paragraph-properties fo:text-align="center" fo:text-indent="0.4916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4" style:parent-style-name="Обычный" style:family="paragraph">
      <style:paragraph-properties fo:text-align="center" fo:text-indent="0.4916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5" style:parent-style-name="Обычный" style:family="paragraph">
      <style:paragraph-properties fo:text-align="center" fo:text-indent="0.4916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6" style:parent-style-name="Обычный" style:family="paragraph">
      <style:paragraph-properties fo:text-align="center" fo:text-indent="0.4916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7" style:parent-style-name="Обычный" style:family="paragraph">
      <style:paragraph-properties fo:text-align="center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9" style:parent-style-name="Обычный" style:family="paragraph">
      <style:paragraph-properties fo:text-align="center" fo:text-indent="0.4916in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1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2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3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4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5" style:parent-style-name="Обычный" style:family="paragraph">
      <style:paragraph-properties fo:margin-bottom="0in" fo:line-height="150%" fo:text-indent="0.4916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6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7" style:parent-style-name="Обычный" style:family="paragraph">
      <style:paragraph-properties fo:margin-bottom="0in" fo:line-height="150%" fo:text-indent="0.4916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8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9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0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1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2" style:parent-style-name="Обычный" style:family="paragraph">
      <style:paragraph-properties fo:margin-bottom="0in" fo:line-height="150%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5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6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7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8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9" style:parent-style-name="Обычный" style:family="paragraph">
      <style:paragraph-properties fo:margin-bottom="0in" fo:line-height="150%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61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62" style:parent-style-name="Обычный" style:family="paragraph">
      <style:paragraph-properties fo:margin-bottom="0in" fo:line-height="150%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64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65" style:parent-style-name="Обычный" style:family="paragraph">
      <style:paragraph-properties fo:margin-bottom="0in" fo:line-height="150%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67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68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69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70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71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72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73" style:parent-style-name="Обычный" style:family="paragraph">
      <style:paragraph-properties fo:margin-bottom="0in" fo:line-height="150%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75" style:parent-style-name="Обычный" style:family="paragraph">
      <style:paragraph-properties fo:margin-bottom="0in" fo:line-height="150%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77" style:parent-style-name="Обычный" style:family="paragraph">
      <style:paragraph-properties fo:margin-bottom="0in" fo:line-height="150%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79" style:parent-style-name="Обычный" style:family="paragraph">
      <style:paragraph-properties fo:margin-bottom="0in" fo:line-height="150%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81" style:parent-style-name="Обычный" style:family="paragraph">
      <style:paragraph-properties fo:margin-bottom="0in" fo:line-height="150%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83" style:parent-style-name="Обычный" style:family="paragraph">
      <style:paragraph-properties fo:margin-bottom="0in" fo:line-height="150%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85" style:parent-style-name="Обычный" style:family="paragraph">
      <style:paragraph-properties fo:margin-bottom="0in" fo:line-height="150%"/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87" style:parent-style-name="Обычный" style:family="paragraph">
      <style:paragraph-properties fo:margin-bottom="0in" fo:line-height="150%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89" style:parent-style-name="Обычный" style:family="paragraph">
      <style:paragraph-properties fo:margin-bottom="0in" fo:line-height="150%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97" style:parent-style-name="Обычный" style:family="paragraph">
      <style:paragraph-properties fo:margin-bottom="0in" fo:line-height="150%" fo:text-indent="0.4916in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99" style:parent-style-name="Обычный" style:family="paragraph">
      <style:paragraph-properties fo:margin-bottom="0in" fo:line-height="150%" fo:text-indent="0.4916in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00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01" style:parent-style-name="Обычный" style:family="paragraph">
      <style:paragraph-properties fo:margin-bottom="0in" fo:line-height="150%" fo:text-indent="0.4916in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02" style:parent-style-name="Обычный" style:family="paragraph">
      <style:paragraph-properties fo:margin-bottom="0in" fo:line-height="150%" fo:text-indent="0.4916in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03" style:parent-style-name="Обычный" style:family="paragraph">
      <style:paragraph-properties fo:margin-bottom="0in" fo:line-height="150%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05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06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07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08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09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10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11" style:parent-style-name="Обычный" style:family="paragraph">
      <style:paragraph-properties fo:margin-bottom="0in" fo:line-height="150%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13" style:parent-style-name="Обычный" style:family="paragraph">
      <style:paragraph-properties fo:margin-bottom="0in" fo:line-height="150%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15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16" style:parent-style-name="Обычный" style:family="paragraph">
      <style:paragraph-properties fo:margin-bottom="0in" fo:line-height="150%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18" style:parent-style-name="Обычный" style:family="paragraph">
      <style:paragraph-properties fo:margin-bottom="0in" fo:line-height="150%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22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23" style:parent-style-name="Обычный" style:family="paragraph">
      <style:paragraph-properties fo:margin-bottom="0in" fo:line-height="150%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27" style:parent-style-name="Обычный" style:family="paragraph">
      <style:paragraph-properties fo:margin-bottom="0in" fo:line-height="150%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30" style:parent-style-name="Обычный" style:family="paragraph">
      <style:paragraph-properties fo:margin-bottom="0in" fo:line-height="150%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33" style:parent-style-name="Обычный" style:family="paragraph">
      <style:paragraph-properties fo:margin-bottom="0in" fo:line-height="150%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35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36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37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38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39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40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41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size="18pt" style:font-size-asian="18pt" style:font-size-complex="18pt" fo:language="uk" fo:country="UA"/>
    </style:style>
    <style:style style:name="P142" style:parent-style-name="Обычный" style:family="paragraph">
      <style:paragraph-properties fo:margin-bottom="0in" fo:line-height="150%" fo:text-indent="0.4916in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45" style:parent-style-name="Обычный" style:family="paragraph">
      <style:paragraph-properties fo:margin-bottom="0in" fo:line-height="150%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47" style:parent-style-name="Обычный" style:family="paragraph">
      <style:paragraph-properties fo:margin-bottom="0in" fo:line-height="150%"/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49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50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51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52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53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54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55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size="18pt" style:font-size-asian="18pt" style:font-size-complex="18pt" fo:language="uk" fo:country="UA"/>
    </style:style>
    <style:style style:name="P156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57" style:parent-style-name="Обычный" style:family="paragraph">
      <style:paragraph-properties fo:margin-bottom="0in" fo:line-height="150%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59" style:parent-style-name="Обычный" style:family="paragraph">
      <style:paragraph-properties fo:margin-bottom="0in" fo:line-height="150%"/>
    </style:style>
    <style:style style:name="T1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61" style:parent-style-name="Обычный" style:family="paragraph">
      <style:paragraph-properties fo:margin-bottom="0in" fo:line-height="150%"/>
    </style:style>
    <style:style style:name="T1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63" style:parent-style-name="Обычный" style:family="paragraph">
      <style:paragraph-properties fo:margin-bottom="0in" fo:line-height="150%"/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65" style:parent-style-name="Обычный" style:family="paragraph">
      <style:paragraph-properties fo:margin-bottom="0in" fo:line-height="150%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67" style:parent-style-name="Обычный" style:family="paragraph">
      <style:paragraph-properties fo:margin-bottom="0in" fo:line-height="150%"/>
    </style:style>
    <style:style style:name="T1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69" style:parent-style-name="Обычный" style:family="paragraph">
      <style:paragraph-properties fo:margin-bottom="0in" fo:line-height="150%"/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71" style:parent-style-name="Обычный" style:family="paragraph">
      <style:paragraph-properties fo:margin-bottom="0in" fo:line-height="150%"/>
    </style:style>
    <style:style style:name="T1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73" style:parent-style-name="Обычный" style:family="paragraph">
      <style:paragraph-properties fo:margin-bottom="0in" fo:line-height="150%"/>
    </style:style>
    <style:style style:name="T1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75" style:parent-style-name="Обычный" style:family="paragraph">
      <style:paragraph-properties fo:margin-bottom="0in" fo:line-height="150%"/>
    </style:style>
    <style:style style:name="T1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77" style:parent-style-name="Обычный" style:family="paragraph">
      <style:paragraph-properties fo:margin-bottom="0in" fo:line-height="150%"/>
    </style:style>
    <style:style style:name="T1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79" style:parent-style-name="Обычный" style:family="paragraph">
      <style:paragraph-properties fo:margin-bottom="0in" fo:line-height="150%"/>
    </style:style>
    <style:style style:name="T1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81" style:parent-style-name="Обычный" style:family="paragraph">
      <style:paragraph-properties fo:margin-bottom="0in" fo:line-height="150%"/>
    </style:style>
    <style:style style:name="T1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83" style:parent-style-name="Обычный" style:family="paragraph">
      <style:paragraph-properties fo:margin-bottom="0in" fo:line-height="150%"/>
    </style:style>
    <style:style style:name="T18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85" style:parent-style-name="Обычный" style:family="paragraph">
      <style:paragraph-properties fo:margin-bottom="0in" fo:line-height="150%"/>
    </style:style>
    <style:style style:name="T1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87" style:parent-style-name="Обычный" style:family="paragraph">
      <style:paragraph-properties fo:margin-bottom="0in" fo:line-height="150%"/>
    </style:style>
    <style:style style:name="T1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89" style:parent-style-name="Обычный" style:family="paragraph">
      <style:paragraph-properties fo:margin-bottom="0in" fo:line-height="150%"/>
    </style:style>
    <style:style style:name="T1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91" style:parent-style-name="Обычный" style:family="paragraph">
      <style:paragraph-properties fo:margin-bottom="0in" fo:line-height="150%"/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93" style:parent-style-name="Обычный" style:family="paragraph">
      <style:paragraph-properties fo:margin-bottom="0in" fo:line-height="150%"/>
    </style:style>
    <style:style style:name="T1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95" style:parent-style-name="Обычный" style:family="paragraph">
      <style:paragraph-properties fo:margin-bottom="0in" fo:line-height="150%"/>
    </style:style>
    <style:style style:name="T1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97" style:parent-style-name="Обычный" style:family="paragraph">
      <style:paragraph-properties fo:margin-bottom="0in" fo:line-height="150%"/>
    </style:style>
    <style:style style:name="T1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99" style:parent-style-name="Обычный" style:family="paragraph">
      <style:paragraph-properties fo:margin-bottom="0in" fo:line-height="150%"/>
    </style:style>
    <style:style style:name="T2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01" style:parent-style-name="Обычный" style:family="paragraph">
      <style:paragraph-properties fo:margin-bottom="0in" fo:line-height="150%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03" style:parent-style-name="Обычный" style:family="paragraph">
      <style:paragraph-properties fo:margin-bottom="0in" fo:line-height="150%"/>
    </style:style>
    <style:style style:name="T2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05" style:parent-style-name="Обычный" style:family="paragraph">
      <style:paragraph-properties fo:margin-bottom="0in" fo:line-height="150%"/>
    </style:style>
    <style:style style:name="T20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07" style:parent-style-name="Обычный" style:family="paragraph">
      <style:paragraph-properties fo:margin-bottom="0in" fo:line-height="150%"/>
    </style:style>
    <style:style style:name="T2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09" style:parent-style-name="Обычный" style:family="paragraph">
      <style:paragraph-properties fo:margin-bottom="0in" fo:line-height="150%"/>
    </style:style>
    <style:style style:name="T2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11" style:parent-style-name="Обычный" style:family="paragraph">
      <style:paragraph-properties fo:margin-bottom="0in" fo:line-height="150%"/>
    </style:style>
    <style:style style:name="T2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13" style:parent-style-name="Обычный" style:family="paragraph">
      <style:paragraph-properties fo:margin-bottom="0in" fo:line-height="150%"/>
    </style:style>
    <style:style style:name="T2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15" style:parent-style-name="Обычный" style:family="paragraph">
      <style:paragraph-properties fo:margin-bottom="0in" fo:line-height="150%"/>
    </style:style>
    <style:style style:name="T2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17" style:parent-style-name="Обычный" style:family="paragraph">
      <style:paragraph-properties fo:margin-bottom="0in" fo:line-height="150%"/>
    </style:style>
    <style:style style:name="T2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19" style:parent-style-name="Обычный" style:family="paragraph">
      <style:paragraph-properties fo:margin-bottom="0in" fo:line-height="150%"/>
    </style:style>
    <style:style style:name="T2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21" style:parent-style-name="Обычный" style:family="paragraph">
      <style:paragraph-properties fo:margin-bottom="0in" fo:line-height="150%"/>
    </style:style>
    <style:style style:name="T2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23" style:parent-style-name="Обычный" style:family="paragraph">
      <style:paragraph-properties fo:margin-bottom="0in" fo:line-height="150%"/>
    </style:style>
    <style:style style:name="T2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25" style:parent-style-name="Обычный" style:family="paragraph">
      <style:paragraph-properties fo:margin-bottom="0in" fo:line-height="150%"/>
    </style:style>
    <style:style style:name="T2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27" style:parent-style-name="Обычный" style:family="paragraph">
      <style:paragraph-properties fo:margin-bottom="0in" fo:line-height="150%"/>
    </style:style>
    <style:style style:name="T2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29" style:parent-style-name="Обычный" style:family="paragraph">
      <style:paragraph-properties fo:margin-bottom="0in" fo:line-height="150%"/>
    </style:style>
    <style:style style:name="T2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31" style:parent-style-name="Обычный" style:family="paragraph">
      <style:paragraph-properties fo:margin-bottom="0in" fo:line-height="150%"/>
    </style:style>
    <style:style style:name="T2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33" style:parent-style-name="Обычный" style:family="paragraph">
      <style:paragraph-properties fo:margin-bottom="0in" fo:line-height="150%"/>
    </style:style>
    <style:style style:name="T2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35" style:parent-style-name="Обычный" style:family="paragraph">
      <style:paragraph-properties fo:margin-bottom="0in" fo:line-height="150%"/>
    </style:style>
    <style:style style:name="T2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37" style:parent-style-name="Обычный" style:family="paragraph">
      <style:paragraph-properties fo:margin-bottom="0in" fo:line-height="150%"/>
    </style:style>
    <style:style style:name="T2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39" style:parent-style-name="Обычный" style:family="paragraph">
      <style:paragraph-properties fo:margin-bottom="0in" fo:line-height="150%"/>
    </style:style>
    <style:style style:name="T2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41" style:parent-style-name="Обычный" style:family="paragraph">
      <style:paragraph-properties fo:margin-bottom="0in" fo:line-height="150%"/>
    </style:style>
    <style:style style:name="T2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43" style:parent-style-name="Обычный" style:family="paragraph">
      <style:paragraph-properties fo:margin-bottom="0in" fo:line-height="150%"/>
    </style:style>
    <style:style style:name="T2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45" style:parent-style-name="Обычный" style:family="paragraph">
      <style:paragraph-properties fo:margin-bottom="0in" fo:line-height="150%"/>
    </style:style>
    <style:style style:name="T2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47" style:parent-style-name="Обычный" style:family="paragraph">
      <style:paragraph-properties fo:margin-bottom="0in" fo:line-height="150%"/>
    </style:style>
    <style:style style:name="T2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49" style:parent-style-name="Обычный" style:family="paragraph">
      <style:paragraph-properties fo:margin-bottom="0in" fo:line-height="150%"/>
    </style:style>
    <style:style style:name="T2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51" style:parent-style-name="Обычный" style:family="paragraph">
      <style:paragraph-properties fo:margin-bottom="0in" fo:line-height="150%"/>
    </style:style>
    <style:style style:name="T2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53" style:parent-style-name="Обычный" style:family="paragraph">
      <style:paragraph-properties fo:margin-bottom="0in" fo:line-height="150%"/>
    </style:style>
    <style:style style:name="T2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55" style:parent-style-name="Обычный" style:family="paragraph">
      <style:paragraph-properties fo:margin-bottom="0in" fo:line-height="150%"/>
    </style:style>
    <style:style style:name="T2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57" style:parent-style-name="Обычный" style:family="paragraph">
      <style:paragraph-properties fo:margin-bottom="0in" fo:line-height="150%"/>
    </style:style>
    <style:style style:name="T2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59" style:parent-style-name="Обычный" style:family="paragraph">
      <style:paragraph-properties fo:margin-bottom="0in" fo:line-height="150%"/>
    </style:style>
    <style:style style:name="T2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61" style:parent-style-name="Обычный" style:family="paragraph">
      <style:paragraph-properties fo:margin-bottom="0in" fo:line-height="150%"/>
    </style:style>
    <style:style style:name="T2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63" style:parent-style-name="Обычный" style:family="paragraph">
      <style:paragraph-properties fo:margin-bottom="0in" fo:line-height="150%"/>
    </style:style>
    <style:style style:name="T2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65" style:parent-style-name="Обычный" style:family="paragraph">
      <style:paragraph-properties fo:margin-bottom="0in" fo:line-height="150%"/>
    </style:style>
    <style:style style:name="T2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67" style:parent-style-name="Обычный" style:family="paragraph">
      <style:paragraph-properties fo:margin-bottom="0in" fo:line-height="150%"/>
    </style:style>
    <style:style style:name="T2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69" style:parent-style-name="Обычный" style:family="paragraph">
      <style:paragraph-properties fo:margin-bottom="0in" fo:line-height="150%"/>
    </style:style>
    <style:style style:name="T2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71" style:parent-style-name="Обычный" style:family="paragraph">
      <style:paragraph-properties fo:margin-bottom="0in" fo:line-height="150%"/>
    </style:style>
    <style:style style:name="T2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73" style:parent-style-name="Обычный" style:family="paragraph">
      <style:paragraph-properties fo:margin-bottom="0in" fo:line-height="150%"/>
    </style:style>
    <style:style style:name="T2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75" style:parent-style-name="Обычный" style:family="paragraph">
      <style:paragraph-properties fo:margin-bottom="0in" fo:line-height="150%"/>
    </style:style>
    <style:style style:name="T2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77" style:parent-style-name="Обычный" style:family="paragraph">
      <style:paragraph-properties fo:margin-bottom="0in" fo:line-height="150%"/>
    </style:style>
    <style:style style:name="T2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79" style:parent-style-name="Обычный" style:family="paragraph">
      <style:paragraph-properties fo:margin-bottom="0in" fo:line-height="150%"/>
    </style:style>
    <style:style style:name="T2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81" style:parent-style-name="Обычный" style:family="paragraph">
      <style:paragraph-properties fo:margin-bottom="0in" fo:line-height="150%"/>
    </style:style>
    <style:style style:name="T2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83" style:parent-style-name="Обычный" style:family="paragraph">
      <style:paragraph-properties fo:margin-bottom="0in" fo:line-height="150%"/>
    </style:style>
    <style:style style:name="T28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85" style:parent-style-name="Обычный" style:family="paragraph">
      <style:paragraph-properties fo:margin-bottom="0in" fo:line-height="150%"/>
    </style:style>
    <style:style style:name="T2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87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88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89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size="18pt" style:font-size-asian="18pt" style:font-size-complex="18pt" fo:language="uk" fo:country="UA"/>
    </style:style>
    <style:style style:name="P290" style:parent-style-name="Заголовок2" style:family="paragraph">
      <style:paragraph-properties fo:margin-top="0.2076in" fo:margin-bottom="0.2076in"/>
    </style:style>
    <style:style style:name="T29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uk" fo:country="UA"/>
    </style:style>
    <style:style style:name="T29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2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94" style:parent-style-name="Основнойшрифтабзаца" style:family="text">
      <style:text-properties style:font-name="Consolas" style:font-name-asian="Consolas" style:font-name-complex="Consolas" fo:font-size="14pt" style:font-size-asian="14pt" style:font-size-complex="14pt" fo:language="uk" fo:country="UA"/>
    </style:style>
    <style:style style:name="T2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9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00" style:parent-style-name="Обычный" style:family="paragraph">
      <style:paragraph-properties fo:margin-top="0.1666in" fo:margin-bottom="0.1666in"/>
    </style:style>
    <style:style style:name="T30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3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03" style:parent-style-name="Основнойшрифтабзаца" style:family="text">
      <style:text-properties style:font-name="Consolas" style:font-name-asian="Consolas" style:font-name-complex="Consolas" fo:font-size="14pt" style:font-size-asian="14pt" style:font-size-complex="14pt" fo:language="uk" fo:country="UA"/>
    </style:style>
    <style:style style:name="T3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0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0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09" style:parent-style-name="Обычный" style:family="paragraph">
      <style:paragraph-properties fo:margin-top="0.1666in" fo:margin-bottom="0.1666in"/>
    </style:style>
    <style:style style:name="T3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3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12" style:parent-style-name="Основнойшрифтабзаца" style:family="text">
      <style:text-properties style:font-name="Consolas" style:font-name-asian="Consolas" style:font-name-complex="Consolas" fo:font-size="14pt" style:font-size-asian="14pt" style:font-size-complex="14pt" fo:language="uk" fo:country="UA"/>
    </style:style>
    <style:style style:name="T3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14" style:parent-style-name="Основнойшрифтабзаца" style:family="text">
      <style:text-properties style:font-name="Consolas" style:font-name-asian="Consolas" style:font-name-complex="Consolas" fo:font-size="14pt" style:font-size-asian="14pt" style:font-size-complex="14pt" fo:language="uk" fo:country="UA"/>
    </style:style>
    <style:style style:name="T3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16" style:parent-style-name="Основнойшрифтабзаца" style:family="text">
      <style:text-properties style:font-name="Consolas" style:font-name-asian="Consolas" style:font-name-complex="Consolas" fo:font-size="14pt" style:font-size-asian="14pt" style:font-size-complex="14pt" fo:language="uk" fo:country="UA"/>
    </style:style>
    <style:style style:name="T3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19" style:parent-style-name="Основнойшрифтабзаца" style:family="text">
      <style:text-properties style:font-name="Consolas" style:font-name-asian="Consolas" style:font-name-complex="Consolas" fo:font-size="14pt" style:font-size-asian="14pt" style:font-size-complex="14pt" fo:language="uk" fo:country="UA"/>
    </style:style>
    <style:style style:name="T3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21" style:parent-style-name="Основнойшрифтабзаца" style:family="text">
      <style:text-properties style:font-name="Consolas" style:font-name-asian="Consolas" style:font-name-complex="Consolas" fo:font-size="14pt" style:font-size-asian="14pt" style:font-size-complex="14pt" fo:language="uk" fo:country="UA"/>
    </style:style>
    <style:style style:name="T3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23" style:parent-style-name="Основнойшрифтабзаца" style:family="text">
      <style:text-properties style:font-name="Consolas" style:font-name-asian="Consolas" style:font-name-complex="Consolas" fo:font-size="14pt" style:font-size-asian="14pt" style:font-size-complex="14pt" fo:language="uk" fo:country="UA"/>
    </style:style>
    <style:style style:name="T3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25" style:parent-style-name="Основнойшрифтабзаца" style:family="text">
      <style:text-properties style:font-name="Consolas" style:font-name-asian="Consolas" style:font-name-complex="Consolas" fo:font-size="14pt" style:font-size-asian="14pt" style:font-size-complex="14pt" fo:language="uk" fo:country="UA"/>
    </style:style>
    <style:style style:name="T3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3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28" style:parent-style-name="Основнойшрифтабзаца" style:family="text">
      <style:text-properties style:font-name="Consolas" style:font-name-asian="Consolas" style:font-name-complex="Consolas" fo:font-size="14pt" style:font-size-asian="14pt" style:font-size-complex="14pt" fo:language="uk" fo:country="UA"/>
    </style:style>
    <style:style style:name="T3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34" style:parent-style-name="Основнойшрифтабзаца" style:family="text">
      <style:text-properties style:font-name="Consolas" style:font-name-asian="Consolas" style:font-name-complex="Consolas" fo:font-size="14pt" style:font-size-asian="14pt" style:font-size-complex="14pt" fo:language="uk" fo:country="UA"/>
    </style:style>
    <style:style style:name="T3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3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38" style:parent-style-name="Основнойшрифтабзаца" style:family="text">
      <style:text-properties style:font-name="Consolas" style:font-name-asian="Consolas" style:font-name-complex="Consolas" fo:font-size="14pt" style:font-size-asian="14pt" style:font-size-complex="14pt" fo:language="uk" fo:country="UA"/>
    </style:style>
    <style:style style:name="T3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44" style:parent-style-name="Заголовок2" style:family="paragraph">
      <style:paragraph-properties fo:margin-top="0.2076in" fo:margin-bottom="0.2076in"/>
    </style:style>
    <style:style style:name="T3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uk" fo:country="UA"/>
    </style:style>
    <style:style style:name="P346" style:parent-style-name="Обычный" style:family="paragraph">
      <style:paragraph-properties fo:margin-top="0.1666in" fo:margin-bottom="0.1666in"/>
    </style:style>
    <style:style style:name="T34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3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49" style:parent-style-name="Основнойшрифтабзаца" style:family="text">
      <style:text-properties style:font-name="Consolas" style:font-name-asian="Consolas" style:font-name-complex="Consolas" fo:font-size="14pt" style:font-size-asian="14pt" style:font-size-complex="14pt" fo:language="uk" fo:country="UA"/>
    </style:style>
    <style:style style:name="T3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5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4pt" fo:language="uk" fo:country="UA"/>
    </style:style>
    <style:style style:name="P353" style:parent-style-name="Обычный" style:family="paragraph">
      <style:paragraph-properties fo:margin-top="0.1666in" fo:margin-bottom="0.1666in"/>
    </style:style>
    <style:style style:name="T3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3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56" style:parent-style-name="Основнойшрифтабзаца" style:family="text">
      <style:text-properties style:font-name="Consolas" style:font-name-asian="Consolas" style:font-name-complex="Consolas" fo:font-size="14pt" style:font-size-asian="14pt" style:font-size-complex="14pt" fo:language="uk" fo:country="UA"/>
    </style:style>
    <style:style style:name="T3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58" style:parent-style-name="Обычный" style:family="paragraph">
      <style:paragraph-properties fo:margin-top="0.1666in" fo:margin-bottom="0.1666in"/>
    </style:style>
    <style:style style:name="T35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3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61" style:parent-style-name="Основнойшрифтабзаца" style:family="text">
      <style:text-properties style:font-name="Consolas" style:font-name-asian="Consolas" style:font-name-complex="Consolas" fo:font-size="14pt" style:font-size-asian="14pt" style:font-size-complex="14pt" fo:language="uk" fo:country="UA"/>
    </style:style>
    <style:style style:name="T3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63" style:parent-style-name="Основнойшрифтабзаца" style:family="text">
      <style:text-properties style:font-name="Consolas" style:font-name-asian="Consolas" style:font-name-complex="Consolas" fo:font-size="14pt" style:font-size-asian="14pt" style:font-size-complex="14pt" fo:language="uk" fo:country="UA"/>
    </style:style>
    <style:style style:name="T3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65" style:parent-style-name="Основнойшрифтабзаца" style:family="text">
      <style:text-properties style:font-name="Consolas" style:font-name-asian="Consolas" style:font-name-complex="Consolas" fo:font-size="14pt" style:font-size-asian="14pt" style:font-size-complex="14pt" fo:language="uk" fo:country="UA"/>
    </style:style>
    <style:style style:name="T3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6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3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6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3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71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8pt" style:font-size-asian="18pt" style:font-size-complex="18pt" fo:language="uk" fo:country="UA"/>
    </style:style>
    <style:style style:name="P372" style:parent-style-name="Обычный" style:family="paragraph">
      <style:paragraph-properties fo:margin-top="0.1666in" fo:margin-bottom="0.1666in"/>
    </style:style>
    <style:style style:name="T3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7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3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77" style:parent-style-name="Обычный" style:family="paragraph">
      <style:paragraph-properties fo:margin-top="0.1666in" fo:margin-bottom="0.1666in"/>
    </style:style>
    <style:style style:name="T3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7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3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81" style:parent-style-name="Обычный" style:family="paragraph">
      <style:paragraph-properties fo:margin-top="0.1666in" fo:margin-bottom="0.1666in"/>
    </style:style>
    <style:style style:name="T3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8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38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85" style:parent-style-name="Основнойшрифтабзаца" style:family="text">
      <style:text-properties style:font-name="Consolas" style:font-name-asian="Consolas" style:font-name-complex="Consolas" fo:font-size="14pt" style:font-size-asian="14pt" style:font-size-complex="14pt" fo:language="uk" fo:country="UA"/>
    </style:style>
    <style:style style:name="P386" style:parent-style-name="Обычный" style:family="paragraph">
      <style:paragraph-properties fo:margin-top="0.1666in" fo:margin-bottom="0.1666in"/>
    </style:style>
    <style:style style:name="T3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8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3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90" style:parent-style-name="Основнойшрифтабзаца" style:family="text">
      <style:text-properties style:font-name="Consolas" style:font-name-asian="Consolas" style:font-name-complex="Consolas" fo:font-size="14pt" style:font-size-asian="14pt" style:font-size-complex="14pt" fo:language="uk" fo:country="UA"/>
    </style:style>
    <style:style style:name="T3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92" style:parent-style-name="Основнойшрифтабзаца" style:family="text">
      <style:text-properties style:font-name="Consolas" style:font-name-asian="Consolas" style:font-name-complex="Consolas" fo:font-size="14pt" style:font-size-asian="14pt" style:font-size-complex="14pt" fo:language="uk" fo:country="UA"/>
    </style:style>
    <style:style style:name="T3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94" style:parent-style-name="Основнойшрифтабзаца" style:family="text">
      <style:text-properties style:font-name="Consolas" style:font-name-asian="Consolas" style:font-name-complex="Consolas" fo:font-size="14pt" style:font-size-asian="14pt" style:font-size-complex="14pt" fo:language="uk" fo:country="UA"/>
    </style:style>
    <style:style style:name="P395" style:parent-style-name="Обычный" style:family="paragraph">
      <style:paragraph-properties fo:margin-top="0.1666in" fo:margin-bottom="0.1666in"/>
    </style:style>
    <style:style style:name="T396" style:parent-style-name="Основнойшрифтабзаца" style:family="text">
      <style:text-properties style:font-name="Consolas" style:font-name-asian="Consolas" style:font-name-complex="Consolas" fo:font-size="14pt" style:font-size-asian="14pt" style:font-size-complex="14pt" fo:language="uk" fo:country="UA"/>
    </style:style>
    <style:style style:name="T3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9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39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00" style:parent-style-name="Заголовок2" style:family="paragraph">
      <style:paragraph-properties fo:margin-top="0.2076in" fo:margin-bottom="0.2076in"/>
    </style:style>
    <style:style style:name="T401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font-size="18pt" style:font-size-asian="18pt" style:font-size-complex="18pt" fo:language="uk" fo:country="UA"/>
    </style:style>
    <style:style style:name="TableColumn403" style:family="table-column">
      <style:table-column-properties style:column-width="0.2395in" style:use-optimal-column-width="false"/>
    </style:style>
    <style:style style:name="TableColumn404" style:family="table-column">
      <style:table-column-properties style:column-width="0.9861in" style:use-optimal-column-width="false"/>
    </style:style>
    <style:style style:name="TableColumn405" style:family="table-column">
      <style:table-column-properties style:column-width="0.2763in" style:use-optimal-column-width="false"/>
    </style:style>
    <style:style style:name="TableColumn406" style:family="table-column">
      <style:table-column-properties style:column-width="0.4555in" style:use-optimal-column-width="false"/>
    </style:style>
    <style:style style:name="TableColumn407" style:family="table-column">
      <style:table-column-properties style:column-width="1.2548in" style:use-optimal-column-width="false"/>
    </style:style>
    <style:style style:name="TableColumn408" style:family="table-column">
      <style:table-column-properties style:column-width="0.4076in" style:use-optimal-column-width="false"/>
    </style:style>
    <style:style style:name="TableColumn409" style:family="table-column">
      <style:table-column-properties style:column-width="1.0263in" style:use-optimal-column-width="false"/>
    </style:style>
    <style:style style:name="TableColumn410" style:family="table-column">
      <style:table-column-properties style:column-width="1.6131in" style:use-optimal-column-width="false"/>
    </style:style>
    <style:style style:name="Table402" style:family="table">
      <style:table-properties style:width="6.2597in" fo:margin-left="0in" table:align="left"/>
    </style:style>
    <style:style style:name="TableRow411" style:family="table-row">
      <style:table-row-properties style:min-row-height="0.2083in" style:use-optimal-row-height="false"/>
    </style:style>
    <style:style style:name="TableCell41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13" style:parent-style-name="Обычный" style:family="paragraph">
      <style:paragraph-properties fo:text-align="center" fo:margin-bottom="0in"/>
    </style:style>
    <style:style style:name="TableCell4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15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17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1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19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2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21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23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2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25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27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428" style:family="table-row">
      <style:table-row-properties style:min-row-height="0.2083in" style:use-optimal-row-height="false"/>
    </style:style>
    <style:style style:name="TableCell4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30" style:parent-style-name="Обычный" style:family="paragraph">
      <style:paragraph-properties fo:margin-bottom="0in"/>
    </style:style>
    <style:style style:name="TableCell4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3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3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3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3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3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3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3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3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4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4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4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4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4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445" style:family="table-row">
      <style:table-row-properties style:min-row-height="0.2083in" style:use-optimal-row-height="false"/>
    </style:style>
    <style:style style:name="TableCell44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47" style:parent-style-name="Обычный" style:family="paragraph">
      <style:paragraph-properties fo:margin-bottom="0in"/>
    </style:style>
    <style:style style:name="TableCell44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4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5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5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5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5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5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5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5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6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462" style:family="table-row">
      <style:table-row-properties style:min-row-height="0.2083in" style:use-optimal-row-height="false"/>
    </style:style>
    <style:style style:name="TableCell46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64" style:parent-style-name="Обычный" style:family="paragraph">
      <style:paragraph-properties fo:margin-bottom="0in"/>
    </style:style>
    <style:style style:name="TableCell46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6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6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6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6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7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7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7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7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7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7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7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7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7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479" style:family="table-row">
      <style:table-row-properties style:min-row-height="0.2083in" style:use-optimal-row-height="false"/>
    </style:style>
    <style:style style:name="TableCell48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81" style:parent-style-name="Обычный" style:family="paragraph">
      <style:paragraph-properties fo:margin-bottom="0in"/>
    </style:style>
    <style:style style:name="TableCell48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8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8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8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8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8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8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8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9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9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9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9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9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9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496" style:family="table-row">
      <style:table-row-properties style:min-row-height="0.2083in" style:use-optimal-row-height="false"/>
    </style:style>
    <style:style style:name="TableCell49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98" style:parent-style-name="Обычный" style:family="paragraph">
      <style:paragraph-properties fo:margin-bottom="0in"/>
    </style:style>
    <style:style style:name="TableCell49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0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50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0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50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0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50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0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50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0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50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1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5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1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13" style:parent-style-name="Обычный" style:family="paragraph">
      <style:paragraph-properties fo:margin-top="0.1666in" fo:margin-bottom="0.1666in"/>
    </style:style>
    <style:style style:name="T5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5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51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5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18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19" style:parent-style-name="Заголовок2" style:family="paragraph">
      <style:paragraph-properties fo:margin-top="0.2076in" fo:margin-bottom="0.2076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ableColumn521" style:family="table-column">
      <style:table-column-properties style:column-width="0.1638in" style:use-optimal-column-width="false"/>
    </style:style>
    <style:style style:name="TableColumn522" style:family="table-column">
      <style:table-column-properties style:column-width="1.4555in" style:use-optimal-column-width="false"/>
    </style:style>
    <style:style style:name="TableColumn523" style:family="table-column">
      <style:table-column-properties style:column-width="0.3451in" style:use-optimal-column-width="false"/>
    </style:style>
    <style:style style:name="TableColumn524" style:family="table-column">
      <style:table-column-properties style:column-width="0.7638in" style:use-optimal-column-width="false"/>
    </style:style>
    <style:style style:name="TableColumn525" style:family="table-column">
      <style:table-column-properties style:column-width="0.6569in" style:use-optimal-column-width="false"/>
    </style:style>
    <style:style style:name="TableColumn526" style:family="table-column">
      <style:table-column-properties style:column-width="0.4118in" style:use-optimal-column-width="false"/>
    </style:style>
    <style:style style:name="TableColumn527" style:family="table-column">
      <style:table-column-properties style:column-width="0.5916in" style:use-optimal-column-width="false"/>
    </style:style>
    <style:style style:name="TableColumn528" style:family="table-column">
      <style:table-column-properties style:column-width="1.9465in" style:use-optimal-column-width="false"/>
    </style:style>
    <style:style style:name="Table520" style:family="table">
      <style:table-properties style:width="6.3354in" fo:margin-left="0in" table:align="left"/>
    </style:style>
    <style:style style:name="TableRow529" style:family="table-row">
      <style:table-row-properties style:min-row-height="0.2083in" style:use-optimal-row-height="false"/>
    </style:style>
    <style:style style:name="TableCell5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31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53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33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5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35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5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37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53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39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5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41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54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43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54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45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546" style:family="table-row">
      <style:table-row-properties style:min-row-height="0.2083in" style:use-optimal-row-height="false"/>
    </style:style>
    <style:style style:name="TableCell54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4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54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5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55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5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55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5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55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5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55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5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55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6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56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6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563" style:family="table-row">
      <style:table-row-properties style:min-row-height="0.2083in" style:use-optimal-row-height="false"/>
    </style:style>
    <style:style style:name="TableCell56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6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56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6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56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69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57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7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57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7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57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7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57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7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57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7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580" style:family="table-row">
      <style:table-row-properties style:min-row-height="0.2083in" style:use-optimal-row-height="false"/>
    </style:style>
    <style:style style:name="TableCell58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8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58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8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58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8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58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8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58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9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59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9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59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9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59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9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597" style:family="table-row">
      <style:table-row-properties style:min-row-height="0.2083in" style:use-optimal-row-height="false"/>
    </style:style>
    <style:style style:name="TableCell59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9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60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0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60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0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60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0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60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0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60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0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6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1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61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1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614" style:family="table-row">
      <style:table-row-properties style:min-row-height="0.2083in" style:use-optimal-row-height="false"/>
    </style:style>
    <style:style style:name="TableCell6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1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6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1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6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2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6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2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62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2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6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2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6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2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6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3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31" style:parent-style-name="Обычный" style:family="paragraph">
      <style:paragraph-properties fo:margin-top="0.1666in" fo:margin-bottom="0.1666in"/>
    </style:style>
    <style:style style:name="T6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6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63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6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636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37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38" style:parent-style-name="Заголовок2" style:family="paragraph">
      <style:paragraph-properties fo:margin-top="0.2076in" fo:margin-bottom="0.2076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ableColumn640" style:family="table-column">
      <style:table-column-properties style:column-width="1.9923in" style:use-optimal-column-width="false"/>
    </style:style>
    <style:style style:name="TableColumn641" style:family="table-column">
      <style:table-column-properties style:column-width="1.1951in" style:use-optimal-column-width="false"/>
    </style:style>
    <style:style style:name="Table639" style:family="table">
      <style:table-properties style:width="3.1875in" fo:margin-left="0in" table:align="left"/>
    </style:style>
    <style:style style:name="TableRow642" style:family="table-row">
      <style:table-row-properties style:min-row-height="0.2083in" style:use-optimal-row-height="false"/>
    </style:style>
    <style:style style:name="TableCell64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44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64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46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647" style:family="table-row">
      <style:table-row-properties style:min-row-height="0.2083in" style:use-optimal-row-height="false"/>
    </style:style>
    <style:style style:name="TableCell64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4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6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5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652" style:family="table-row">
      <style:table-row-properties style:min-row-height="0.2083in" style:use-optimal-row-height="false"/>
    </style:style>
    <style:style style:name="TableCell65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5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65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5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657" style:family="table-row">
      <style:table-row-properties style:min-row-height="0.2083in" style:use-optimal-row-height="false"/>
    </style:style>
    <style:style style:name="TableCell6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5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6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6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662" style:parent-style-name="Обычный" style:family="paragraph">
      <style:paragraph-properties fo:margin-top="0.1666in" fo:margin-bottom="0.1666in"/>
    </style:style>
    <style:style style:name="T6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66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6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66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6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66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6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6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67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672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73" style:parent-style-name="Обычный" style:family="paragraph">
      <style:paragraph-properties fo:margin-top="0.1666in" fo:margin-bottom="0.1666in"/>
      <style:text-properties style:font-name="Consolas" style:font-name-asian="Consolas" style:font-name-complex="Consolas" fo:font-size="14pt" style:font-size-asian="14pt" style:font-size-complex="14pt" fo:language="uk" fo:country="UA"/>
    </style:style>
    <style:style style:name="P674" style:parent-style-name="Обычный" style:family="paragraph">
      <style:paragraph-properties fo:margin-top="0.1666in" fo:margin-bottom="0.1666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675" style:parent-style-name="Обычный" style:family="paragraph">
      <style:paragraph-properties fo:margin-top="0.1666in" fo:margin-bottom="0.1666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676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</office:automatic-styles>
  <office:body>
    <office:text text:use-soft-page-breaks="true">
      <text:p text:style-name="P1">Міністерство освіти і науки України</text:p>
      <text:p text:style-name="P2">Національний аерокосмічний університет<text:s/></text:p>
      <text:p text:style-name="P3">«Харківський авіаційний інститут»</text:p>
      <text:p text:style-name="P4">Факультет систем управління літальними апаратами</text:p>
      <text:p text:style-name="P5">Кафедра систем управління літальних апаратів</text:p>
      <text:p text:style-name="P6"/>
      <text:h text:style-name="P7" text:outline-level="1"><text:span text:style-name="T8">Практична робота №3</text:span></text:h>
      <text:p text:style-name="P9"><text:span text:style-name="T10">з дисципліни «Алгоритмізація та програмування»<text:s/></text:span></text:p>
      <text:p text:style-name="P11"><text:span text:style-name="T12"><text:s text:c="6"/>на тему «"Реалізація алгоритмів з розгалуженням мовою С ++"»</text:span></text:p>
      <text:p text:style-name="P13"><text:span text:style-name="T14">ХАІ.301.G12.311</text:span><text:span text:style-name="T15">.</text:span><text:span text:style-name="T16">4ЛР</text:span></text:p>
      <text:p text:style-name="P17"/>
      <text:p text:style-name="P18"/>
      <text:p text:style-name="P19">Виконав: здобувач 311<text:s/>групи</text:p>
      <text:p text:style-name="P20"><text:s text:c="95"/>19.10.2025</text:p>
      <text:p text:style-name="P21"><text:span text:style-name="T22"><text:s/></text:span><text:tab/><text:tab/><text:tab/><text:span text:style-name="T23"><text:s text:c="8"/></text:span><text:span text:style-name="T24">Кірілл</text:span><text:span text:style-name="T25"><text:s/></text:span><text:span text:style-name="T26">Козак</text:span></text:p>
      <text:p text:style-name="P27"><text:s text:c="34"/><text:s text:c="9"/>Перевірив к.т.н., доц. Олена<text:s/>Гавриленко<text:s/></text:p>
      <text:p text:style-name="P28"/>
      <text:p text:style-name="P29"/>
      <text:p text:style-name="P30"/>
      <text:p text:style-name="P31"/>
      <text:p text:style-name="P32">2025</text:p>
      <text:p text:style-name="P33"/>
      <text:p text:style-name="P34"/>
      <text:p text:style-name="P35"/>
      <text:p text:style-name="P36"/>
      <text:p text:style-name="P37"><text:span text:style-name="T38">МЕТА РОБОТИ</text:span></text:p>
      <text:p text:style-name="P39"><text:span text:style-name="T40"><text:s text:c="2"/>Вивчити теоретичний матеріал щодо синтаксису у мові С ++ і подання у вигляді UML діаграм активності алгоритмів з розгалуженням та реалізувати алгоритми з використанням інструкцій умовного переходу і вибору мовою C++ в середовищі QtCreator. Також опанувати та відпрацювати навички структурування програми з функціями.</text:span></text:p>
      <text:p text:style-name="P41">1.<text:s/>Вирішити дві задачі на алгоритми з розгалуженням.If35, If17</text:p>
      <text:p text:style-name="P42">2. Дано координати точки на площині (x, y). Визначити, чи потрапляє точка в фігуру заданого кольору (або групу фігур) і вивести відповідне повідомлення.<text:s/></text:p>
      <text:p text:style-name="P43">3. Для вибору користувачем одного з трьох зазначених вище завдань розробити алгоритм організації меню в командному вікні з використаннямінструкції вибору.<text:s/></text:p>
      <text:p text:style-name="P44">4. Використовуючи ChatGpt, Gemini або інший засіб генеративного ШІ, провести самоаналіз отриманих знань і навичок за допомогою<text:s text:c="2"/>наступнихпромптів:<text:s/></text:p>
      <text:p text:style-name="P45">1) «Ти - викладач, що приймає захист моєї роботи.<text:s/></text:p>
      <text:p text:style-name="P46">Задай мені 5 тестових питань з 4 варіантами відповіді і 5 відкритих питань. Це мають бути завдання &lt;середнього&gt; рівня складності на розвиток критичного та інженерного мислення. Питання мають відноситись до коду, що є у файлі звіту, і до теоретичних відомостей, що є у файлі лекції»<text:s/></text:p>
      <text:p text:style-name="P47">2) «Проаналізуй повноту, правильність відповіді та ймовірність використання штучного інтелекту для кожної відповіді. Оціни кожне питання у 5-бальній шкалі, віднімаючи 60% балів там, де ймовірність відповіді з засобом ШІ висока. Обчисли загальну середню оцінку»</text:p>
      <text:p text:style-name="P48"><text:s/>Проаналізуйте задані питання, коментарі і оцінки, надані ШІ. Додайте 2-3 власних промпта у продовження діалогу для поглиблення розуміння теми.</text:p>
      <text:p text:style-name="P49"/>
      <text:p text:style-name="P50">Завдання IF15</text:p>
      <text:p text:style-name="P51"/>
      <text:p text:style-name="P52"><text:span text:style-name="T53">Вхідні дані (ім’я, опис);</text:span><text:span text:style-name="T54"><text:s/></text:span></text:p>
      <text:p text:style-name="P55">Дано три числа. (a, b, c);</text:p>
      <text:p text:style-name="P56">1. Виведення запрошення до вводу з поясненням програми;</text:p>
      <text:p text:style-name="P57">2. Виведення запрошення до вводу для першого числа а;</text:p>
      <text:p text:style-name="P58">3. Введення <text:s/>число а;</text:p>
      <text:p text:style-name="P59"><text:span text:style-name="T60">4. Виведення запрошення до вводу для другого числа b;</text:span></text:p>
      <text:p text:style-name="P61">5. Введення <text:s/>число b;</text:p>
      <text:p text:style-name="P62"><text:span text:style-name="T63">6. Виведення запрошення до вводу для третього числа c;</text:span></text:p>
      <text:p text:style-name="P64">7. Введення <text:s/>число c;</text:p>
      <text:p text:style-name="P65"><text:span text:style-name="T66">8. Перевірка умови: якщо (b &lt;= a &amp;&amp; b &lt;= c)</text:span></text:p>
      <text:p text:style-name="P67">9.Виводимо суму двох найбільших чисел<text:s/></text:p>
      <text:p text:style-name="P68"/>
      <text:p text:style-name="P69">Завдання IF17</text:p>
      <text:p text:style-name="P70"/>
      <text:p text:style-name="P71"/>
      <text:p text:style-name="P72">Вхідні дані (ім’я, опис);</text:p>
      <text:p text:style-name="P73"><text:span text:style-name="T74">A, B, C – три числа, введені користувачем; дійсний тип.</text:span></text:p>
      <text:p text:style-name="P75"><text:span text:style-name="T76">1. Виведення запрошення до вводу з поясненням програми; 4<text:s/></text:span></text:p>
      <text:p text:style-name="P77"><text:span text:style-name="T78">2. Виведення запрошення до вводу для першого числа A;<text:s/></text:span></text:p>
      <text:p text:style-name="P79"><text:span text:style-name="T80">3. Введення змінної A;</text:span></text:p>
      <text:p text:style-name="P81"><text:span text:style-name="T82">4. Виведення запрошення до вводу для другого числа B;<text:s/></text:span></text:p>
      <text:p text:style-name="P83"><text:span text:style-name="T84">5. Введення змінної B;<text:s/></text:span></text:p>
      <text:p text:style-name="P85"><text:span text:style-name="T86">6. Виведення запрошення до вводу для третього числа C;<text:s/></text:span></text:p>
      <text:p text:style-name="P87"><text:span text:style-name="T88">7. Введення змінної C;<text:s/></text:span></text:p>
      <text:p text:style-name="P89"><text:span text:style-name="T90">8. Перевірка умови: якщо A &lt; B<text:s/></text:span><text:span text:style-name="T91">&amp;&amp;</text:span><text:span text:style-name="T92"><text:s/>B &lt; C,</text:span><text:span text:style-name="T93"><text:s/>A &gt; B &amp;&amp; B &gt; C</text:span><text:span text:style-name="T94">,<text:s/></text:span><text:span text:style-name="T95">тобто значення впорядковані за зростанням</text:span><text:span text:style-name="T96"><text:s/>і зменшенням.</text:span></text:p>
      <text:p text:style-name="P97"><text:span text:style-name="T98">тоді подвоїти всі значення:<text:s/></text:span></text:p>
      <text:p text:style-name="P99">A = 2 * A, B = 2 * B, C = 2 * C;<text:s/></text:p>
      <text:p text:style-name="P100">9. Інакше (якщо не впорядковані за зростанням)<text:s/></text:p>
      <text:p text:style-name="P101">замінити кожне значення на протилежне:<text:s/></text:p>
      <text:p text:style-name="P102">A = −A, B = −B, C = −C;</text:p>
      <text:p text:style-name="P103"><text:span text:style-name="T104">10. Виведення нових значень.</text:span></text:p>
      <text:p text:style-name="P105"/>
      <text:p text:style-name="P106">Завдання IF35<text:s/></text:p>
      <text:p text:style-name="P107">Вхідні дані (ім’я, опис);</text:p>
      <text:p text:style-name="P108">x – дійсне число, введене користувачем, дійсний тип.</text:p>
      <text:p text:style-name="P109">u – значення функції.</text:p>
      <text:p text:style-name="P110"/>
      <text:p text:style-name="P111"><text:span text:style-name="T112">1. Виведення запрошення до вводу з поясненням програми;<text:s/></text:span></text:p>
      <text:p text:style-name="P113"><text:span text:style-name="T114">2. Виведення запрошення до вводу значення змінної x;<text:s/></text:span></text:p>
      <text:p text:style-name="P115">3. Введення змінної x;</text:p>
      <text:p text:style-name="P116"><text:span text:style-name="T117">4. Перевірка умови: якщо якщо x ≤ 0, тоді<text:s/></text:span></text:p>
      <text:p text:style-name="P118"><text:span text:style-name="T119">Обчислити<text:s/></text:span><text:span text:style-name="T120">u= −x</text:span><text:span text:style-name="T121">^2;</text:span></text:p>
      <text:p text:style-name="P122">5. <text:s/>Інакша умова якщо 0 &lt; x ≤ 3,<text:s/>тоді<text:s/></text:p>
      <text:p text:style-name="P123"><text:span text:style-name="T124">Обчислити<text:s/></text:span><text:span text:style-name="T125">u= x</text:span><text:span text:style-name="T126">;</text:span></text:p>
      <text:p text:style-name="P127"><text:span text:style-name="T128">6.</text:span><text:span text:style-name="T129"><text:s text:c="2"/>Інакша умова якщо x &gt; 3, тоді</text:span></text:p>
      <text:p text:style-name="P130"><text:span text:style-name="T131">Обчислити<text:s/></text:span><text:span text:style-name="T132">u= 9 − x;</text:span></text:p>
      <text:p text:style-name="P133"><text:span text:style-name="T134">7. Виведення значення u з поясненням.</text:span></text:p>
      <text:p text:style-name="P135"/>
      <text:p text:style-name="P136"/>
      <text:p text:style-name="P137"/>
      <text:p text:style-name="P138"/>
      <text:p text:style-name="P139"/>
      <text:p text:style-name="P140"/>
      <text:p text:style-name="P141">Висновок</text:p>
      <text:p text:style-name="P142"><text:span text:style-name="T143">У ході виконання завдання було вивчено синтаксис мови C++ та освоєно подання алгоритмів</text:span><text:span text:style-name="T144">.</text:span></text:p>
      <text:p text:style-name="P145"><text:span text:style-name="T146">Було реалізовано алгоритми з використанням інструкцій умовного переходу і вибору у середовищі QtCreator, що дозволило закріпити навички структурованого програмування та роботи з функціями. Отримані знання сприяють ефективному проєктуванню та реалізації алгоритмічних</text:span></text:p>
      <text:p text:style-name="P147"><text:span text:style-name="T148">задач у C++.</text:span></text:p>
      <text:p text:style-name="P149"/>
      <text:p text:style-name="P150"/>
      <text:p text:style-name="P151"/>
      <text:p text:style-name="P152"/>
      <text:p text:style-name="P153"/>
      <text:p text:style-name="P154"/>
      <text:p text:style-name="P155">Лістинг коду програми</text:p>
      <text:p text:style-name="P156">#include &lt;iostream&gt;</text:p>
      <text:p text:style-name="P157"><text:span text:style-name="T158">using namespace std;</text:span></text:p>
      <text:p text:style-name="P159"><text:span text:style-name="T160"><text:s/></text:span></text:p>
      <text:p text:style-name="P161"><text:span text:style-name="T162">int main()<text:s/></text:span></text:p>
      <text:p text:style-name="P163"><text:span text:style-name="T164">{</text:span></text:p>
      <text:p text:style-name="P165"><text:span text:style-name="T166"><text:s text:c="4"/>// if15<text:s/></text:span></text:p>
      <text:p text:style-name="P167"><text:span text:style-name="T168"><text:s text:c="4"/></text:span></text:p>
      <text:p text:style-name="P169"><text:span text:style-name="T170"><text:s text:c="4"/>double a, b, c;</text:span></text:p>
      <text:p text:style-name="P171"><text:span text:style-name="T172"><text:s text:c="4"/>cout &lt;&lt; "Введіть три числа: ";</text:span></text:p>
      <text:p text:style-name="P173"><text:span text:style-name="T174"><text:s text:c="4"/>cin &gt;&gt; a &gt;&gt; b &gt;&gt; c;</text:span></text:p>
      <text:p text:style-name="P175"><text:span text:style-name="T176"><text:s/></text:span></text:p>
      <text:p text:style-name="P177"><text:span text:style-name="T178"><text:s text:c="4"/>double sum;</text:span></text:p>
      <text:p text:style-name="P179"><text:span text:style-name="T180"><text:s/></text:span></text:p>
      <text:p text:style-name="P181"><text:span text:style-name="T182"><text:s text:c="4"/>// Знаходимо найменше число і відкидаємо його</text:span></text:p>
      <text:p text:style-name="P183"><text:span text:style-name="T184"><text:s text:c="4"/>if (a &lt;= b &amp;&amp; a &lt;= c)</text:span></text:p>
      <text:p text:style-name="P185"><text:span text:style-name="T186"><text:s text:c="8"/>sum = b + c;</text:span></text:p>
      <text:p text:style-name="P187"><text:span text:style-name="T188"><text:s text:c="4"/>else if (b &lt;= a &amp;&amp; b &lt;= c)</text:span></text:p>
      <text:p text:style-name="P189"><text:span text:style-name="T190"><text:s text:c="8"/>sum = a + c;</text:span></text:p>
      <text:p text:style-name="P191"><text:span text:style-name="T192"><text:s text:c="4"/>else</text:span></text:p>
      <text:p text:style-name="P193"><text:span text:style-name="T194"><text:s text:c="8"/>sum = a + b;</text:span></text:p>
      <text:p text:style-name="P195"><text:span text:style-name="T196"><text:s/></text:span></text:p>
      <text:p text:style-name="P197"><text:span text:style-name="T198"><text:s text:c="4"/>cout &lt;&lt; "Сума двох найбільших чисел = " &lt;&lt; sum &lt;&lt; endl;</text:span></text:p>
      <text:p text:style-name="P199"><text:span text:style-name="T200"><text:s text:c="4"/></text:span></text:p>
      <text:p text:style-name="P201"><text:span text:style-name="T202"><text:s text:c="4"/></text:span></text:p>
      <text:p text:style-name="P203"><text:span text:style-name="T204"><text:s text:c="4"/>// if 17</text:span></text:p>
      <text:p text:style-name="P205"><text:span text:style-name="T206"><text:s text:c="4"/></text:span></text:p>
      <text:p text:style-name="P207"><text:span text:style-name="T208"><text:s text:c="4"/>double A, B, C;</text:span></text:p>
      <text:p text:style-name="P209"><text:span text:style-name="T210"><text:s text:c="4"/>cout &lt;&lt; "Введіть три числа A, B, C: ";</text:span></text:p>
      <text:p text:style-name="P211"><text:span text:style-name="T212"><text:s text:c="4"/>cin &gt;&gt; A &gt;&gt; B &gt;&gt; C;</text:span></text:p>
      <text:p text:style-name="P213"><text:span text:style-name="T214"><text:s/></text:span></text:p>
      <text:p text:style-name="P215"><text:span text:style-name="T216"><text:s text:c="4"/>// Перевіряємо, чи впорядковані за зростанням або спаданням</text:span></text:p>
      <text:p text:style-name="P217"><text:span text:style-name="T218"><text:s text:c="4"/></text:span></text:p>
      <text:p text:style-name="P219"><text:span text:style-name="T220"><text:s text:c="4"/>if ((A &lt; B &amp;&amp; B &lt; C) || (A &gt; B &amp;&amp; B &gt; C)) {</text:span></text:p>
      <text:p text:style-name="P221"><text:span text:style-name="T222"><text:s text:c="8"/>A *= 2;</text:span></text:p>
      <text:p text:style-name="P223"><text:span text:style-name="T224"><text:s text:c="8"/>B *= 2;</text:span></text:p>
      <text:p text:style-name="P225"><text:span text:style-name="T226"><text:s text:c="8"/>C *= 2;</text:span></text:p>
      <text:p text:style-name="P227"><text:span text:style-name="T228"><text:s text:c="4"/>} else {</text:span></text:p>
      <text:p text:style-name="P229"><text:span text:style-name="T230"><text:s text:c="8"/>A = -A;</text:span></text:p>
      <text:p text:style-name="P231"><text:span text:style-name="T232"><text:s text:c="8"/>B = -B;</text:span></text:p>
      <text:p text:style-name="P233"><text:span text:style-name="T234"><text:s text:c="8"/>C = -C;</text:span></text:p>
      <text:p text:style-name="P235"><text:span text:style-name="T236"><text:s text:c="4"/>}</text:span></text:p>
      <text:p text:style-name="P237"><text:span text:style-name="T238"><text:s/></text:span></text:p>
      <text:p text:style-name="P239"><text:span text:style-name="T240"><text:s text:c="4"/>cout &lt;&lt; "Нові значення:\n";</text:span></text:p>
      <text:p text:style-name="P241"><text:span text:style-name="T242"><text:s text:c="4"/>cout &lt;&lt; "A = " &lt;&lt; A &lt;&lt; endl;</text:span></text:p>
      <text:p text:style-name="P243"><text:span text:style-name="T244"><text:s text:c="4"/>cout &lt;&lt; "B = " &lt;&lt; B &lt;&lt; endl;</text:span></text:p>
      <text:p text:style-name="P245"><text:span text:style-name="T246"><text:s text:c="4"/>cout &lt;&lt; "C = " &lt;&lt; C &lt;&lt; endl;</text:span></text:p>
      <text:p text:style-name="P247"><text:span text:style-name="T248"><text:s text:c="4"/></text:span></text:p>
      <text:p text:style-name="P249"><text:span text:style-name="T250"><text:s text:c="4"/>// if 35</text:span></text:p>
      <text:p text:style-name="P251"><text:span text:style-name="T252"><text:s text:c="4"/></text:span></text:p>
      <text:p text:style-name="P253"><text:span text:style-name="T254"><text:s text:c="4"/>double x;</text:span></text:p>
      <text:p text:style-name="P255"><text:span text:style-name="T256"><text:s text:c="4"/>int u;</text:span></text:p>
      <text:p text:style-name="P257"><text:span text:style-name="T258"><text:s/></text:span></text:p>
      <text:p text:style-name="P259"><text:span text:style-name="T260"><text:s text:c="4"/>cout &lt;&lt; "Введіть значення x: ";</text:span></text:p>
      <text:p text:style-name="P261"><text:span text:style-name="T262"><text:s text:c="4"/>cin &gt;&gt; x;</text:span></text:p>
      <text:p text:style-name="P263"><text:span text:style-name="T264"><text:s/></text:span></text:p>
      <text:p text:style-name="P265"><text:span text:style-name="T266"><text:s text:c="4"/>if (x &lt;= 0)</text:span></text:p>
      <text:p text:style-name="P267"><text:span text:style-name="T268"><text:s text:c="8"/>u = int(-x * x);</text:span></text:p>
      <text:p text:style-name="P269"><text:span text:style-name="T270"><text:s text:c="4"/>else if (x &lt;= 3)</text:span></text:p>
      <text:p text:style-name="P271"><text:span text:style-name="T272"><text:s text:c="8"/>u = int(x);</text:span></text:p>
      <text:p text:style-name="P273"><text:span text:style-name="T274"><text:s text:c="4"/>else</text:span></text:p>
      <text:p text:style-name="P275"><text:span text:style-name="T276"><text:s text:c="8"/>u = int(9 - x);</text:span></text:p>
      <text:p text:style-name="P277"><text:span text:style-name="T278"><text:s/></text:span></text:p>
      <text:p text:style-name="P279"><text:span text:style-name="T280"><text:s text:c="4"/>cout &lt;&lt; "Значення функції u(x) = " &lt;&lt; u &lt;&lt; endl;</text:span></text:p>
      <text:p text:style-name="P281"><text:span text:style-name="T282"><text:s/></text:span></text:p>
      <text:p text:style-name="P283"><text:span text:style-name="T284"><text:s text:c="4"/>return 0;</text:span></text:p>
      <text:p text:style-name="P285"><text:span text:style-name="T286">}</text:span></text:p>
      <text:p text:style-name="P287"/>
      <text:p text:style-name="P288"/>
      <text:p text:style-name="P289">Діалог з ШI Chat-gpt</text:p>
      <text:h text:style-name="P290" text:outline-level="2"><text:span text:style-name="T291">Тестові запитання (5 питань, 1 правильна відповідь)</text:span><text:span text:style-name="T292">1.</text:span><text:span text:style-name="T293"><text:s/>Який результат отримає програма для<text:s/></text:span><text:span text:style-name="T294">a=5, b=2, c=5</text:span><text:span text:style-name="T295"><text:s/>у першій частині (if15)?</text:span><text:line-break/><text:span text:style-name="T296"><text:s/>A) 10</text:span><text:line-break/><text:span text:style-name="T297"><text:s/>B) 7</text:span><text:line-break/><text:span text:style-name="T298"><text:s/>C) 5</text:span><text:line-break/><text:span text:style-name="T299"><text:s/>D) 12</text:span></text:h>
      <text:p text:style-name="P300"><text:span text:style-name="T301">2.</text:span><text:span text:style-name="T302"><text:s/>Що відбудеться, якщо у другій частині (if17) користувач введе<text:s/></text:span><text:span text:style-name="T303">A=3, B=2, C=1</text:span><text:span text:style-name="T304">?</text:span><text:line-break/><text:span text:style-name="T305"><text:s/>A) Значення подвояться</text:span><text:line-break/><text:span text:style-name="T306"><text:s/>B) Значення зміняться на протилежні</text:span><text:line-break/><text:span text:style-name="T307"><text:s/>C) Програма завершиться з помилкою</text:span><text:line-break/><text:span text:style-name="T308"><text:s/>D) Виведе лише одне число</text:span></text:p>
      <text:p text:style-name="P309"><text:span text:style-name="T310">3.</text:span><text:span text:style-name="T311"><text:s/>Для яких значень<text:s/></text:span><text:span text:style-name="T312">x</text:span><text:span text:style-name="T313"><text:s/>у третій частині (if35) функція<text:s/></text:span><text:span text:style-name="T314">u(x)</text:span><text:span text:style-name="T315"><text:s/>обчислюється як<text:s/></text:span><text:span text:style-name="T316">u = 9 - x</text:span><text:span text:style-name="T317">?</text:span><text:line-break/><text:span text:style-name="T318"><text:s/>A)<text:s/></text:span><text:span text:style-name="T319">x &lt; 0</text:span><text:line-break/><text:span text:style-name="T320"><text:s/>B)<text:s/></text:span><text:span text:style-name="T321">0 &lt; x ≤ 3</text:span><text:line-break/><text:span text:style-name="T322"><text:s/>C)<text:s/></text:span><text:span text:style-name="T323">x &gt; 3</text:span><text:line-break/><text:span text:style-name="T324"><text:s/>D)<text:s/></text:span><text:span text:style-name="T325">x = 0</text:span><text:line-break/><text:span text:style-name="T326">4.</text:span><text:span text:style-name="T327"><text:s/>У чому полягає помилка, якщо порівнювати<text:s/></text:span><text:span text:style-name="T328">A &lt;= B &lt;= C</text:span><text:span text:style-name="T329"><text:s/>у мові C++?</text:span><text:line-break/><text:span text:style-name="T330"><text:s/>A) Такий запис є допустимим і працює</text:span><text:line-break/><text:span text:style-name="T331"><text:s/>B) Порівняння виконується зліва направо, але дає логічну помилку</text:span><text:line-break/><text:span text:style-name="T332"><text:s/>C) Це синтаксична помилка компілятора</text:span><text:line-break/><text:span text:style-name="T333"><text:s/>D) Оператор<text:s/></text:span><text:span text:style-name="T334">&lt;=</text:span><text:span text:style-name="T335"><text:s/>не може використовуватись двічі</text:span><text:line-break/><text:span text:style-name="T336">5.</text:span><text:span text:style-name="T337"><text:s/>Яке призначення має конструкція<text:s/></text:span><text:span text:style-name="T338">else if</text:span><text:span text:style-name="T339"><text:s/>у цьому коді?</text:span><text:line-break/><text:span text:style-name="T340"><text:s/>A) Вона зупиняє виконання програми</text:span><text:line-break/><text:span text:style-name="T341"><text:s/>B) Дає змогу виконати всі умови одночасно</text:span><text:line-break/><text:span text:style-name="T342"><text:s/>C) Перевіряє додаткові умови, якщо попередні не виконані</text:span><text:line-break/><text:span text:style-name="T343"><text:s/>D) Працює лише з цілими числами</text:span></text:p>
      <text:p text:style-name="Обычный"/>
      <text:h text:style-name="P344" text:outline-level="2"><text:span text:style-name="T345">💬 Відкриті запитання (5 питань для захисту)</text:span></text:h>
      <text:p text:style-name="P346"><text:span text:style-name="T347">1.</text:span><text:span text:style-name="T348"><text:s/>Як можна оптимізувати першу частину коду, щоб знайти суму двох найбільших чисел без використання трьох окремих перевірок<text:s/></text:span><text:span text:style-name="T349">if</text:span><text:span text:style-name="T350">?</text:span><text:line-break/><text:span text:style-name="T351"><text:s/></text:span><text:span text:style-name="T352">(очікується варіант через знаходження мінімального елемента або сортування)</text:span></text:p>
      <text:p text:style-name="P353"><text:span text:style-name="T354">2.</text:span><text:span text:style-name="T355"><text:s/>Поясни логіку перевірки<text:s/></text:span><text:span text:style-name="T356">(A &lt; B &amp;&amp; B &lt; C) || (A &gt; B &amp;&amp; B &gt; C)</text:span><text:span text:style-name="T357">. Чому саме така комбінація операторів дозволяє визначити впорядкованість трійки чисел?</text:span></text:p>
      <text:p text:style-name="P358"><text:span text:style-name="T359">3.</text:span><text:span text:style-name="T360"><text:s/>Який недолік має третя частина коду з точки зору типів даних (використання<text:s/></text:span><text:span text:style-name="T361">int</text:span><text:span text:style-name="T362"><text:s/>для<text:s/></text:span><text:span text:style-name="T363">u</text:span><text:span text:style-name="T364"><text:s/>при роботі з<text:s/></text:span><text:span text:style-name="T365">double x</text:span><text:span text:style-name="T366">)? Як це можна виправити?</text:span></text:p>
      <text:p text:style-name="Обычный"><text:span text:style-name="T367">4.</text:span><text:span text:style-name="T368"><text:s/>Як би ти змінив структуру коду, щоб користувач міг обирати, яку з трьох задач виконати, замість послідовного виконання всіх?</text:span></text:p>
      <text:p text:style-name="Обычный"><text:span text:style-name="T369">5.</text:span><text:span text:style-name="T370"><text:s/>Наведи приклад, коли поведінка програми може бути неочікуваною через неточність введення або типи даних (наприклад, введення дробових чисел, замість цілих). Як цього уникнути?</text:span></text:p>
      <text:p text:style-name="P371">Аналіз відповідей:</text:p>
      <text:p text:style-name="P372"><text:span text:style-name="T373">1.</text:span><text:span text:style-name="T374">✅<text:s/></text:span><text:span text:style-name="T375">Правильна:</text:span><text:span text:style-name="T376"><text:s/>A) 10 (сума двох найбільших чисел — 5 + 5)</text:span></text:p>
      <text:p text:style-name="P377"><text:span text:style-name="T378">2. ✅<text:s/></text:span><text:span text:style-name="T379">Правильна:</text:span><text:span text:style-name="T380"><text:s/>A) Значення подвояться (бо порядок спадний)</text:span></text:p>
      <text:p text:style-name="P381"><text:span text:style-name="T382">3. ✅<text:s/></text:span><text:span text:style-name="T383">Правильна:</text:span><text:span text:style-name="T384"><text:s/>C)<text:s/></text:span><text:span text:style-name="T385">x &gt; 3</text:span></text:p>
      <text:p text:style-name="P386"><text:span text:style-name="T387">4. ✅<text:s/></text:span><text:span text:style-name="T388">Правильна:</text:span><text:span text:style-name="T389"><text:s/>B) — бо вираз<text:s/></text:span><text:span text:style-name="T390">(A &lt;= B)</text:span><text:span text:style-name="T391"><text:s/>повертає<text:s/></text:span><text:span text:style-name="T392">true/false</text:span><text:span text:style-name="T393">, а потім порівнюється з<text:s/></text:span><text:span text:style-name="T394">C</text:span></text:p>
      <text:p text:style-name="P395"><text:span text:style-name="T396">5.</text:span><text:span text:style-name="T397"><text:s/>✅<text:s/></text:span><text:span text:style-name="T398">Правильна:</text:span><text:span text:style-name="T399"><text:s/>C)</text:span></text:p>
      <text:h text:style-name="P400" text:outline-level="2"><text:span text:style-name="T401">🧩 Аналіз тестових питань</text:span></text:h>
      <table:table table:style-name="Table402">
        <table:table-columns>
          <table:table-column table:style-name="TableColumn403"/>
          <table:table-column table:style-name="TableColumn404"/>
          <table:table-column table:style-name="TableColumn405"/>
          <table:table-column table:style-name="TableColumn406"/>
          <table:table-column table:style-name="TableColumn407"/>
          <table:table-column table:style-name="TableColumn408"/>
          <table:table-column table:style-name="TableColumn409"/>
          <table:table-column table:style-name="TableColumn410"/>
        </table:table-columns>
        <table:table-row table:style-name="TableRow411">
          <table:table-cell table:style-name="TableCell412">
            <text:p text:style-name="P413">№</text:p>
          </table:table-cell>
          <table:table-cell table:style-name="TableCell414">
            <text:p text:style-name="P415">Суть питання</text:p>
          </table:table-cell>
          <table:table-cell table:style-name="TableCell416">
            <text:p text:style-name="P417">Повнота</text:p>
          </table:table-cell>
          <table:table-cell table:style-name="TableCell418">
            <text:p text:style-name="P419">Правильність</text:p>
          </table:table-cell>
          <table:table-cell table:style-name="TableCell420">
            <text:p text:style-name="P421">Ймовірність використання ШІ</text:p>
          </table:table-cell>
          <table:table-cell table:style-name="TableCell422">
            <text:p text:style-name="P423">Оцінка (0–5)</text:p>
          </table:table-cell>
          <table:table-cell table:style-name="TableCell424">
            <text:p text:style-name="P425">Після корекції (-60% якщо ШІ)</text:p>
          </table:table-cell>
          <table:table-cell table:style-name="TableCell426">
            <text:p text:style-name="P427">Коментар</text:p>
          </table:table-cell>
        </table:table-row>
        <table:table-row table:style-name="TableRow428">
          <table:table-cell table:style-name="TableCell429">
            <text:p text:style-name="P430">1</text:p>
          </table:table-cell>
          <table:table-cell table:style-name="TableCell431">
            <text:p text:style-name="P432">Сума двох найбільших чисел</text:p>
          </table:table-cell>
          <table:table-cell table:style-name="TableCell433">
            <text:p text:style-name="P434">Повна</text:p>
          </table:table-cell>
          <table:table-cell table:style-name="TableCell435">
            <text:p text:style-name="P436">Правильна</text:p>
          </table:table-cell>
          <table:table-cell table:style-name="TableCell437">
            <text:p text:style-name="P438">Середня (автоматизовано перевіряється)</text:p>
          </table:table-cell>
          <table:table-cell table:style-name="TableCell439">
            <text:p text:style-name="P440">5</text:p>
          </table:table-cell>
          <table:table-cell table:style-name="TableCell441">
            <text:p text:style-name="P442">5</text:p>
          </table:table-cell>
          <table:table-cell table:style-name="TableCell443">
            <text:p text:style-name="P444">Просте логічне завдання, легко розв’язується без ШІ</text:p>
          </table:table-cell>
        </table:table-row>
        <table:table-row table:style-name="TableRow445">
          <table:table-cell table:style-name="TableCell446">
            <text:p text:style-name="P447">2</text:p>
          </table:table-cell>
          <table:table-cell table:style-name="TableCell448">
            <text:p text:style-name="P449">Поведінка if17 при спадному порядку</text:p>
          </table:table-cell>
          <table:table-cell table:style-name="TableCell450">
            <text:p text:style-name="P451">Повна</text:p>
          </table:table-cell>
          <table:table-cell table:style-name="TableCell452">
            <text:p text:style-name="P453">Правильна</text:p>
          </table:table-cell>
          <table:table-cell table:style-name="TableCell454">
            <text:p text:style-name="P455">Висока (типова задача з навчальної бази)</text:p>
          </table:table-cell>
          <table:table-cell table:style-name="TableCell456">
            <text:p text:style-name="P457">5</text:p>
          </table:table-cell>
          <table:table-cell table:style-name="TableCell458">
            <text:p text:style-name="P459">2</text:p>
          </table:table-cell>
          <table:table-cell table:style-name="TableCell460">
            <text:p text:style-name="P461">Може бути готова відповідь із ШІ або конспекту</text:p>
          </table:table-cell>
        </table:table-row>
        <table:table-row table:style-name="TableRow462">
          <table:table-cell table:style-name="TableCell463">
            <text:p text:style-name="P464">3</text:p>
          </table:table-cell>
          <table:table-cell table:style-name="TableCell465">
            <text:p text:style-name="P466">Умова для u=9-x</text:p>
          </table:table-cell>
          <table:table-cell table:style-name="TableCell467">
            <text:p text:style-name="P468">Повна</text:p>
          </table:table-cell>
          <table:table-cell table:style-name="TableCell469">
            <text:p text:style-name="P470">Правильна</text:p>
          </table:table-cell>
          <table:table-cell table:style-name="TableCell471">
            <text:p text:style-name="P472">Низька</text:p>
          </table:table-cell>
          <table:table-cell table:style-name="TableCell473">
            <text:p text:style-name="P474">5</text:p>
          </table:table-cell>
          <table:table-cell table:style-name="TableCell475">
            <text:p text:style-name="P476">5</text:p>
          </table:table-cell>
          <table:table-cell table:style-name="TableCell477">
            <text:p text:style-name="P478">Просте логічне мислення</text:p>
          </table:table-cell>
        </table:table-row>
        <table:table-row table:style-name="TableRow479">
          <table:table-cell table:style-name="TableCell480">
            <text:p text:style-name="P481">4</text:p>
          </table:table-cell>
          <table:table-cell table:style-name="TableCell482">
            <text:p text:style-name="P483">Порівняння A&lt;=B&lt;=C</text:p>
          </table:table-cell>
          <table:table-cell table:style-name="TableCell484">
            <text:p text:style-name="P485">Повна</text:p>
          </table:table-cell>
          <table:table-cell table:style-name="TableCell486">
            <text:p text:style-name="P487">Правильна</text:p>
          </table:table-cell>
          <table:table-cell table:style-name="TableCell488">
            <text:p text:style-name="P489">Висока (характерна для тестів ШІ)</text:p>
          </table:table-cell>
          <table:table-cell table:style-name="TableCell490">
            <text:p text:style-name="P491">5</text:p>
          </table:table-cell>
          <table:table-cell table:style-name="TableCell492">
            <text:p text:style-name="P493">2</text:p>
          </table:table-cell>
          <table:table-cell table:style-name="TableCell494">
            <text:p text:style-name="P495">Типова підказка з ChatGPT</text:p>
          </table:table-cell>
        </table:table-row>
        <table:table-row table:style-name="TableRow496">
          <table:table-cell table:style-name="TableCell497">
            <text:p text:style-name="P498">5</text:p>
          </table:table-cell>
          <table:table-cell table:style-name="TableCell499">
            <text:p text:style-name="P500">Роль else if</text:p>
          </table:table-cell>
          <table:table-cell table:style-name="TableCell501">
            <text:p text:style-name="P502">Часткова</text:p>
          </table:table-cell>
          <table:table-cell table:style-name="TableCell503">
            <text:p text:style-name="P504">Правильна</text:p>
          </table:table-cell>
          <table:table-cell table:style-name="TableCell505">
            <text:p text:style-name="P506">Середня</text:p>
          </table:table-cell>
          <table:table-cell table:style-name="TableCell507">
            <text:p text:style-name="P508">4</text:p>
          </table:table-cell>
          <table:table-cell table:style-name="TableCell509">
            <text:p text:style-name="P510">4</text:p>
          </table:table-cell>
          <table:table-cell table:style-name="TableCell511">
            <text:p text:style-name="P512">Знання базового синтаксису без глибокого аналізу</text:p>
          </table:table-cell>
        </table:table-row>
      </table:table>
      <text:p text:style-name="P513"><text:span text:style-name="T514">➡ Середній бал за тестові:</text:span><text:line-break/><text:span text:style-name="T515"><text:s/></text:span><text:span text:style-name="T516">(5+2+5+2+4)/5=3.6(5 + 2 + 5 + 2 + 4) / 5 = 3.6</text:span><text:span text:style-name="T517">(5+2+5+2+4)/5=3.6</text:span></text:p>
      <text:p text:style-name="P518"/>
      <text:h text:style-name="P519" text:outline-level="2">💬 Аналіз відкритих питань</text:h>
      <table:table table:style-name="Table520">
        <table:table-columns>
          <table:table-column table:style-name="TableColumn521"/>
          <table:table-column table:style-name="TableColumn522"/>
          <table:table-column table:style-name="TableColumn523"/>
          <table:table-column table:style-name="TableColumn524"/>
          <table:table-column table:style-name="TableColumn525"/>
          <table:table-column table:style-name="TableColumn526"/>
          <table:table-column table:style-name="TableColumn527"/>
          <table:table-column table:style-name="TableColumn528"/>
        </table:table-columns>
        <table:table-row table:style-name="TableRow529">
          <table:table-cell table:style-name="TableCell530">
            <text:p text:style-name="P531">№</text:p>
          </table:table-cell>
          <table:table-cell table:style-name="TableCell532">
            <text:p text:style-name="P533">Питання</text:p>
          </table:table-cell>
          <table:table-cell table:style-name="TableCell534">
            <text:p text:style-name="P535">Повнота</text:p>
          </table:table-cell>
          <table:table-cell table:style-name="TableCell536">
            <text:p text:style-name="P537">Правильність</text:p>
          </table:table-cell>
          <table:table-cell table:style-name="TableCell538">
            <text:p text:style-name="P539">Ймовірність ШІ</text:p>
          </table:table-cell>
          <table:table-cell table:style-name="TableCell540">
            <text:p text:style-name="P541">Оцінка</text:p>
          </table:table-cell>
          <table:table-cell table:style-name="TableCell542">
            <text:p text:style-name="P543">Після корекції</text:p>
          </table:table-cell>
          <table:table-cell table:style-name="TableCell544">
            <text:p text:style-name="P545">Коментар</text:p>
          </table:table-cell>
        </table:table-row>
        <table:table-row table:style-name="TableRow546">
          <table:table-cell table:style-name="TableCell547">
            <text:p text:style-name="P548">1</text:p>
          </table:table-cell>
          <table:table-cell table:style-name="TableCell549">
            <text:p text:style-name="P550">Оптимізація пошуку двох найбільших</text:p>
          </table:table-cell>
          <table:table-cell table:style-name="TableCell551">
            <text:p text:style-name="P552">Часткова</text:p>
          </table:table-cell>
          <table:table-cell table:style-name="TableCell553">
            <text:p text:style-name="P554">Правильна</text:p>
          </table:table-cell>
          <table:table-cell table:style-name="TableCell555">
            <text:p text:style-name="P556">Висока</text:p>
          </table:table-cell>
          <table:table-cell table:style-name="TableCell557">
            <text:p text:style-name="P558">5</text:p>
          </table:table-cell>
          <table:table-cell table:style-name="TableCell559">
            <text:p text:style-name="P560">2</text:p>
          </table:table-cell>
          <table:table-cell table:style-name="TableCell561">
            <text:p text:style-name="P562">Типова відповідь «через сортування» — ознака ШІ</text:p>
          </table:table-cell>
        </table:table-row>
        <table:table-row table:style-name="TableRow563">
          <table:table-cell table:style-name="TableCell564">
            <text:p text:style-name="P565">2</text:p>
          </table:table-cell>
          <table:table-cell table:style-name="TableCell566">
            <text:p text:style-name="P567">Пояснення логіки (A&lt;B&amp;&amp;B&lt;C)</text:p>
          </table:table-cell>
          <table:table-cell table:style-name="TableCell568">
            <text:p text:style-name="P569"/>
          </table:table-cell>
          <table:table-cell table:style-name="TableCell570">
            <text:p text:style-name="P571">(A&gt;B&amp;&amp;B&gt;C)</text:p>
          </table:table-cell>
          <table:table-cell table:style-name="TableCell572">
            <text:p text:style-name="P573">Повна</text:p>
          </table:table-cell>
          <table:table-cell table:style-name="TableCell574">
            <text:p text:style-name="P575">Правильна</text:p>
          </table:table-cell>
          <table:table-cell table:style-name="TableCell576">
            <text:p text:style-name="P577">Середня</text:p>
          </table:table-cell>
          <table:table-cell table:style-name="TableCell578">
            <text:p text:style-name="P579">5</text:p>
          </table:table-cell>
        </table:table-row>
        <table:table-row table:style-name="TableRow580">
          <table:table-cell table:style-name="TableCell581">
            <text:p text:style-name="P582">3</text:p>
          </table:table-cell>
          <table:table-cell table:style-name="TableCell583">
            <text:p text:style-name="P584">Типи даних у if35</text:p>
          </table:table-cell>
          <table:table-cell table:style-name="TableCell585">
            <text:p text:style-name="P586">Повна</text:p>
          </table:table-cell>
          <table:table-cell table:style-name="TableCell587">
            <text:p text:style-name="P588">Правильна</text:p>
          </table:table-cell>
          <table:table-cell table:style-name="TableCell589">
            <text:p text:style-name="P590">Низька</text:p>
          </table:table-cell>
          <table:table-cell table:style-name="TableCell591">
            <text:p text:style-name="P592">5</text:p>
          </table:table-cell>
          <table:table-cell table:style-name="TableCell593">
            <text:p text:style-name="P594">5</text:p>
          </table:table-cell>
          <table:table-cell table:style-name="TableCell595">
            <text:p text:style-name="P596">Може бути самостійно помічено студентом</text:p>
          </table:table-cell>
        </table:table-row>
        <table:table-row table:style-name="TableRow597">
          <table:table-cell table:style-name="TableCell598">
            <text:p text:style-name="P599">4</text:p>
          </table:table-cell>
          <table:table-cell table:style-name="TableCell600">
            <text:p text:style-name="P601">Зміна структури коду (меню)</text:p>
          </table:table-cell>
          <table:table-cell table:style-name="TableCell602">
            <text:p text:style-name="P603">Повна</text:p>
          </table:table-cell>
          <table:table-cell table:style-name="TableCell604">
            <text:p text:style-name="P605">Правильна</text:p>
          </table:table-cell>
          <table:table-cell table:style-name="TableCell606">
            <text:p text:style-name="P607">Висока</text:p>
          </table:table-cell>
          <table:table-cell table:style-name="TableCell608">
            <text:p text:style-name="P609">5</text:p>
          </table:table-cell>
          <table:table-cell table:style-name="TableCell610">
            <text:p text:style-name="P611">2</text:p>
          </table:table-cell>
          <table:table-cell table:style-name="TableCell612">
            <text:p text:style-name="P613">Часто генерується ШІ через шаблон switch-case</text:p>
          </table:table-cell>
        </table:table-row>
        <table:table-row table:style-name="TableRow614">
          <table:table-cell table:style-name="TableCell615">
            <text:p text:style-name="P616">5</text:p>
          </table:table-cell>
          <table:table-cell table:style-name="TableCell617">
            <text:p text:style-name="P618">Приклад неочікуваної поведінки</text:p>
          </table:table-cell>
          <table:table-cell table:style-name="TableCell619">
            <text:p text:style-name="P620">Часткова</text:p>
          </table:table-cell>
          <table:table-cell table:style-name="TableCell621">
            <text:p text:style-name="P622">Частково правильна</text:p>
          </table:table-cell>
          <table:table-cell table:style-name="TableCell623">
            <text:p text:style-name="P624">Середня</text:p>
          </table:table-cell>
          <table:table-cell table:style-name="TableCell625">
            <text:p text:style-name="P626">4</text:p>
          </table:table-cell>
          <table:table-cell table:style-name="TableCell627">
            <text:p text:style-name="P628">4</text:p>
          </table:table-cell>
          <table:table-cell table:style-name="TableCell629">
            <text:p text:style-name="P630">Недостатньо прикладів, але ідея правильна</text:p>
          </table:table-cell>
        </table:table-row>
      </table:table>
      <text:p text:style-name="P631"><text:span text:style-name="T632">➡ Середній бал за відкриті:</text:span><text:line-break/><text:span text:style-name="T633"><text:s/></text:span><text:span text:style-name="T634">(2+5+5+2+4)/5=3.6(2 + 5 + 5 + 2 + 4) / 5 = 3.6</text:span><text:span text:style-name="T635">(2+5+5+2+4)/5=3.6</text:span></text:p>
      <text:p text:style-name="P636"/>
      <text:p text:style-name="P637"/>
      <text:h text:style-name="P638" text:outline-level="2">📊 Загальний підсумок</text:h>
      <table:table table:style-name="Table639">
        <table:table-columns>
          <table:table-column table:style-name="TableColumn640"/>
          <table:table-column table:style-name="TableColumn641"/>
        </table:table-columns>
        <table:table-row table:style-name="TableRow642">
          <table:table-cell table:style-name="TableCell643">
            <text:p text:style-name="P644">Категорія</text:p>
          </table:table-cell>
          <table:table-cell table:style-name="TableCell645">
            <text:p text:style-name="P646">Середній бал</text:p>
          </table:table-cell>
        </table:table-row>
        <table:table-row table:style-name="TableRow647">
          <table:table-cell table:style-name="TableCell648">
            <text:p text:style-name="P649">Тестові питання</text:p>
          </table:table-cell>
          <table:table-cell table:style-name="TableCell650">
            <text:p text:style-name="P651">3.6</text:p>
          </table:table-cell>
        </table:table-row>
        <table:table-row table:style-name="TableRow652">
          <table:table-cell table:style-name="TableCell653">
            <text:p text:style-name="P654">Відкриті питання</text:p>
          </table:table-cell>
          <table:table-cell table:style-name="TableCell655">
            <text:p text:style-name="P656">3.6</text:p>
          </table:table-cell>
        </table:table-row>
        <table:table-row table:style-name="TableRow657">
          <table:table-cell table:style-name="TableCell658">
            <text:p text:style-name="P659">Загальний середній бал</text:p>
          </table:table-cell>
          <table:table-cell table:style-name="TableCell660">
            <text:p text:style-name="P661">3.6 / 5 = 72%</text:p>
          </table:table-cell>
        </table:table-row>
      </table:table>
      <text:p text:style-name="P662"><text:span text:style-name="T663">📈<text:s/></text:span><text:span text:style-name="T664">Інтерпретація:</text:span><text:line-break/><text:span text:style-name="T665"><text:s/>Рівень знань —<text:s/></text:span><text:span text:style-name="T666">достатній</text:span><text:span text:style-name="T667">, але помітна<text:s/></text:span><text:span text:style-name="T668">автоматизованість відповідей</text:span><text:span text:style-name="T669"><text:s/>(деякі формулювання типові для ШІ, наприклад, "через сортування", "використати конструкцію switch").</text:span><text:line-break/><text:span text:style-name="T670"><text:s/></text:span><text:span text:style-name="T671">Ймовірність застосування ШІ — близько 50–60%.</text:span></text:p>
      <text:p text:style-name="P672"/>
      <text:p text:style-name="P673"/>
      <text:p text:style-name="P674"/>
      <text:p text:style-name="P675"/>
      <text:p text:style-name="P6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irillkozak18@gmail.com</meta:initial-creator>
    <dc:creator>kirillkozak18@gmail.com</dc:creator>
    <meta:creation-date>2025-11-02T20:35:00Z</meta:creation-date>
    <dc:date>2025-11-02T20:35:00Z</dc:date>
    <meta:template xlink:href="Normal.dotm" xlink:type="simple"/>
    <meta:editing-cycles>1</meta:editing-cycles>
    <meta:editing-duration>PT0S</meta:editing-duration>
    <meta:document-statistic meta:page-count="1" meta:paragraph-count="18" meta:word-count="1399" meta:character-count="9360" meta:row-count="66" meta:non-whitespace-character-count="7979"/>
  </office:meta>
</office:document-meta>
</file>